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style:font-name="Segoe UI Semibold1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text-properties fo:color="#000000" style:font-name="Segoe UI Semibold1" fo:font-size="26pt" fo:text-shadow="none" style:font-size-asian="26pt" style:font-size-complex="26pt"/>
    </style:style>
    <style:style style:name="P8" style:family="paragraph">
      <loext:graphic-properties draw:fill="none" draw:fill-color="#ffffff"/>
      <style:text-properties fo:color="#ffffff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9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0" style:family="text">
      <style:text-properties fo:color="#000000" style:font-name="Segoe UI Semibold1" fo:font-size="32pt" fo:text-shadow="none" style:font-size-asian="32pt" style:font-size-complex="32pt"/>
    </style:style>
    <style:style style:name="T11" style:family="text">
      <style:text-properties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2" style:family="text">
      <style:text-properties style:text-position="super 58%" style:font-name="Segoe UI Semibold1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62cm">
          <draw:text-box>
            <text:p text:style-name="P1"><text:span text:style-name="T1">OLD TESTAMENT</text:span></text:p>
            <text:p text:style-name="P1"><text:span text:style-name="T2">Amos 5:6–7, 10–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908cm" svg:height="7.766cm" svg:x="1.016cm" svg:y="0.732cm">
          <draw:text-box>
            <text:p><text:span text:style-name="T3">6</text:span><text:span text:style-name="T4">Seek the LORD and live, lest he break out like fire in the house of Joseph, and it devour, with none to quench it for Bethel,</text:span></text:p>
            <text:p><text:span text:style-name="T3">7</text:span><text:span text:style-name="T4">O you who turn justice to wormwood and cast down righteousness to the earth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5" draw:layer="layout" svg:width="25.146cm" svg:height="7.766cm" svg:x="1.385cm" svg:y="0.849cm">
          <draw:text-box>
            <text:p><text:span text:style-name="T5">10</text:span><text:span text:style-name="T6">They hate him who reproves in the gate, and they abhor him who speaks the truth.</text:span></text:p>
            <text:p><text:span text:style-name="T5">11</text:span><text:span text:style-name="T6">Therefore because you trample on the poor</text:span></text:p>
            <text:p><text:span text:style-name="T6">and you exact taxes of grain from him, you have built houses of hewn stone,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6" draw:layer="layout" svg:width="25.146cm" svg:height="7.766cm" svg:x="1.27cm" svg:y="0.87cm">
          <draw:text-box>
            <text:p><text:span text:style-name="T8">but you shall not dwell in them; you have planted pleasant vineyards, but you shall not drink their wine.</text:span></text:p>
            <text:p><text:span text:style-name="T9">12</text:span><text:span text:style-name="T8">For I know how many are your transgressions</text:span></text:p>
            <text:p><text:span text:style-name="T8">and how great are your sins -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4.892cm" svg:height="7.766cm" svg:x="1.778cm" svg:y="0.805cm">
          <draw:text-box>
            <text:p><text:span text:style-name="T6">you who afflict the righteous, who take a bribe, and turn aside the needy in the gate.</text:span></text:p>
            <text:p><text:span text:style-name="T5">13</text:span><text:span text:style-name="T6">Therefore he who is prudent will keep silent in such a time, for it is an evil time.</text:span></text:p>
            <text:p><text:span text:style-name="T5">14</text:span><text:span text:style-name="T6">Seek good, and not evil, that you may live;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8" draw:layer="layout" svg:width="24.892cm" svg:height="7.766cm" svg:x="1.573cm" svg:y="0.827cm">
          <draw:text-box>
            <text:p><text:span text:style-name="T11">and so the LORD, the God of hosts, will be with you, as you have said.</text:span></text:p>
            <text:p><text:span text:style-name="T12">15</text:span><text:span text:style-name="T11">Hate evil, and love good, and establish justice in the gate; it may be that the LORD, the God of hosts, will be gracious to the remnant of Josep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28:52.919000000</meta:creation-date>
    <dc:title>Hymn template</dc:title>
    <meta:editing-duration>PT26M39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0-12T11:17:57.672000000</dc:date>
    <meta:document-statistic meta:object-count="105"/>
    <meta:template xlink:type="simple" xlink:actuate="onRequest" xlink:title="Hymn template" xlink:href="../../AppData/Roaming/LibreOffice/4/user/template/Worship%20Templsates/Hymn%20template.otp" meta:date="2015-10-10T10:28:52.825000000"/>
  </office:meta>
</office:document-meta>
</file>